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090000000933623C601D801F4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tantia" svg:font-family="Constantia, 'lucida bright', 'dejavu serif', Georgia, serif"/>
    <style:font-face style:name="Lohit Devanagari1" svg:font-family="'Lohit Devanagari'"/>
    <style:font-face style:name="Verdana" svg:font-family="Verdana, Geneva, sans-serif"/>
    <style:font-face style:name="gill sans" svg:font-family="'gill sans', 'gill sans mt', 'myriad pro', 'dejavu sans condensed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Verdana" fo:font-size="9pt" fo:letter-spacing="normal" fo:font-style="italic" fo:font-weight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800000" style:font-name="Verdana" fo:font-size="9pt" fo:letter-spacing="normal" fo:font-style="italic" fo:font-weight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800000" style:font-name="Verdana" fo:font-size="9pt" fo:letter-spacing="normal" fo:font-style="italic" fo:font-weight="bold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800000" style:font-name="gill sans" fo:font-size="10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ff0000" style:font-name="Constantia" fo:font-size="11pt" fo:letter-spacing="normal" fo:font-style="italic" fo:font-weight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.661cm" style:auto-text-indent="false"/>
      <style:text-properties fo:font-variant="normal" fo:text-transform="none" fo:color="#000000" style:font-name="Verdana" fo:font-size="9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.661cm" style:auto-text-indent="false"/>
      <style:text-properties fo:font-variant="normal" fo:text-transform="none" fo:color="#000000" style:font-name="Verdana" fo:font-size="9pt" fo:letter-spacing="normal" fo:font-style="italic" fo:font-weight="normal"/>
    </style:style>
    <style:style style:name="P13" style:family="paragraph" style:parent-style-name="Heading_20_4">
      <style:paragraph-properties fo:margin-left="0cm" fo:margin-right="0cm" fo:margin-top="0.132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normal"/>
    </style:style>
    <style:style style:name="T1" style:family="text">
      <style:text-properties fo:font-variant="normal" fo:text-transform="none" fo:color="#000000" style:font-name="Verdana" fo:font-size="9pt" fo:letter-spacing="normal" fo:font-style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weight="bold"/>
    </style:style>
    <style:style style:name="T4" style:family="text">
      <style:text-properties loext:padding="0cm" loext:border="none"/>
    </style:style>
    <style:style style:name="T5" style:family="text">
      <style:text-properties fo:font-style="italic"/>
    </style:style>
    <style:style style:name="T6" style:family="text">
      <style:text-properties fo:font-style="italic" loext:padding="0cm" loext:border="none"/>
    </style:style>
    <style:style style:name="T7" style:family="text">
      <style:text-properties fo:font-style="italic" fo:font-weight="bold"/>
    </style:style>
    <style:style style:name="T8" style:family="text">
      <style:text-properties fo:letter-spacing="0.053cm"/>
    </style:style>
    <style:style style:name="T9" style:family="text">
      <style:text-properties fo:color="#ff0000" style:font-name="Constantia" fo:font-size="11pt" fo:font-style="italic"/>
    </style:style>
    <style:style style:name="T10" style:family="text">
      <style:text-properties fo:color="#800000"/>
    </style:style>
    <style:style style:name="T11" style:family="text">
      <style:text-properties fo:color="#800000" style:font-name="gill sans" fo:font-size="10pt"/>
    </style:style>
    <style:style style:name="T12" style:family="text">
      <style:text-properties fo:color="#800000" fo:font-style="italic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Правило: Знаки препинания в ССП и в предложении с однородными членами. Задание 15.</text:span><text:span text:style-name="T2"> </text:span><draw:frame draw:style-name="fr1" draw:name="Изображение1" text:anchor-type="as-char" svg:width="0.238cm" svg:height="0.238cm" draw:z-index="0"><draw:image xlink:href="Pictures/10000000000000090000000933623C601D801F45.jpg" xlink:type="simple" xlink:show="embed" xlink:actuate="onLoad"/></draw:frame></text:p>
      <text:p text:style-name="P11">ЗНАКИ ПРЕ­ПИ­НА­НИЯ В СЛОЖНОСОЧИНЁННОМ ПРЕД­ЛО­ЖЕ­НИИ И В ПРЕД­ЛО­ЖЕ­НИИ С ОД­НО­РОД­НЫ­МИ ЧЛЕНАМИ</text:p>
      <text:p text:style-name="P2"> </text:p>
      <text:p text:style-name="P11">В этом за­да­нии про­ве­ря­ют­ся зна­ния двух пунктограмм:</text:p>
      <text:p text:style-name="P3">1. Запятые в про­стом пред­ло­же­нии с од­но­род­ны­ми членами.</text:p>
      <text:p text:style-name="P3">2. Запятые в сложносочинённом предложении, части ко­то­ро­го со­еди­ня­ют со­чи­ни­тель­ные союзы, в частности, союз И.</text:p>
      <text:p text:style-name="P2"> </text:p>
      <text:p text:style-name="P4"><text:span text:style-name="T3">Цель</text:span>: найти ДВА предложения, в ко­то­рых нужно по­ста­вить ПО ОДНОЙ за­пя­той в каждом. Не две, не три (а такое бывает!) запятых, а одну. При этом нужно ука­зывать но­ме­ра тех предложений, где была ПО­СТАВ­ЛЕ­НА пропущенная запятая, так как бы­ва­ют такие случаи, что в пред­ло­же­нии уже есть запятая, например, при де­е­при­част­ном обороте. Её мы не считаем.</text:p>
      <text:p text:style-name="P7">Не сле­ду­ет искать за­пя­тые при раз­лич­ных оборотах, ввод­ных словах и в СПП: по спе­ци­фи­ка­ции в дан­ном задании про­ве­ря­ют­ся лишь три ука­зан­ные пунктограммы. Если в предложении будут необходимы запятые на другие правила, они уже будут расставлены</text:p>
      <text:p text:style-name="P2"> </text:p>
      <text:p text:style-name="P11">Верным будет ответ из двух цифр, от 1 до 5, в любой последовательности, без запятых и пробелов, например: 15, 12, 34.</text:p>
      <text:p text:style-name="P5">Условные обозначения:</text:p>
      <text:p text:style-name="P4">ОЧ — однородные члены.</text:p>
      <text:p text:style-name="P4">ССП  — сложносочинённое предложение.</text:p>
      <text:p text:style-name="P3">Алгоритм выполнения задания должен быть таким:</text:p>
      <text:p text:style-name="P11">1. Определяем количество основ.</text:p>
      <text:p text:style-name="P11">2. Если предложение простое, то находим в нём ВСЕ ряды однородных членов и обращаемся к правилу.</text:p>
      <text:p text:style-name="P11">3. Если основ две, то это сложное предложение, и каждая часть рассматривается отдельно (см. пункт 2).</text:p>
      <text:p text:style-name="P9">Не забываем, что однородные подлежащие и сказуемые создают НЕ сложное, а простое осложнённое предложение.</text:p>
      <text:h text:style-name="P13" text:outline-level="4">15.1 ЗНАКИ ПРЕ­ПИ­НА­НИЯ ПРИ ОД­НО­РОД­НЫХ ЧЛЕНАХ</text:h>
      <text:p text:style-name="P2"> </text:p>
      <text:p text:style-name="P9">Однородные члены пред­ло­же­ния — это такие члены, ко­то­рые отвечают на один и тот же вопрос и относятся к одному и тому же члену предложения. Од­но­род­ные члены пред­ло­же­ния (как главные, так второстепенные) всегда соединёны со­чи­ни­тель­ной связью, с союзом или без него.</text:p>
      <text:p text:style-name="P7">Например: В «Детских годах Багрова–внука» С. Ак­са­ков с под­лин­но по­э­ти­че­ским во­оду­шев­ле­ни­ем опи­сы­ва­ет и <text:span text:style-name="T4">летние</text:span>, и <text:span text:style-name="T4">зим­ние</text:span> кар­ти­ны рус­ской природы.</text:p>
      <text:p text:style-name="P11">В данном предложении есть один ряд ОЧ, это два однородных определения.</text:p>
      <text:p text:style-name="P2"> </text:p>
      <text:p text:style-name="P11">В одном пред­ло­же­нии может быть не­сколь­ко рядов од­но­род­ных членов. Так, в предложении <text:span text:style-name="T5">Вскоре </text:span><text:span text:style-name="T6">уда­рил</text:span><text:span text:style-name="T5"> тяжёлый ли­вень и </text:span><text:span text:style-name="T6">по­крыл</text:span><text:span text:style-name="T5">шумом дож­де­вых по­то­ков и </text:span><text:span text:style-name="T6">по­ры­вы</text:span><text:span text:style-name="T5"> ветра, и </text:span><text:span text:style-name="T6">стоны</text:span><text:span text:style-name="T5"> сос­но­во­го бора</text:span> рядов два: два сказуемых, <text:span text:style-name="T5">ударил и покрыл</text:span>; два дополнения, <text:span text:style-name="T5">порывы и стоны</text:span>.</text:p>
      <text:p text:style-name="P4"><text:span text:style-name="T8">Обратите внимание</text:span>: <text:span text:style-name="T3">в каждом ряду ОЧ действуют свои пунктуационные правила.</text:span></text:p>
      <text:p text:style-name="P11">Рассмотрим различные схемы предложений с ОЧ и сформулируем правила постановки запятых.</text:p>
      <text:p text:style-name="P2"> </text:p>
      <text:h text:style-name="P13" text:outline-level="4">15.1.1. Ряд однородных членов, соединённых ТОЛЬКО интонацией, без союзов.</text:h>
      <text:p text:style-name="P4"><text:span text:style-name="T3">Общая схема</text:span>: О, О, О.</text:p>
      <text:p text:style-name="P9">Правило: если два или несколько ОЧ соединенных только интонацией, между ними запятая ставится.</text:p>
      <text:p text:style-name="P4"><text:span text:style-name="T3">Пример</text:span>: <text:span text:style-name="T5">На на­тюр­мор­те изоб­ра­же­ны </text:span><text:span text:style-name="T6">жёлтые, зелёные, красные</text:span><text:span text:style-name="T5"> яблоки.</text:span></text:p>
      <text:p text:style-name="P2"><text:soft-page-break/> </text:p>
      <text:h text:style-name="P13" text:outline-level="4">15.1.2 Два однородных члена соединены союзом И, ДА (в значении И), ЛИБО, ИЛИ</text:h>
      <text:p text:style-name="P4"><text:span text:style-name="T3">Общая схема</text:span>: О и/да/либо/или О.</text:p>
      <text:p text:style-name="P9">Правило: если два ОЧ соединены одиночным союзом И/ДА, между ними запятая не ставится.</text:p>
      <text:p text:style-name="P4"><text:span text:style-name="T3">Пример 1</text:span>: <text:span text:style-name="T5">На на­тюр­мор­те изоб­ра­же­ны </text:span><text:span text:style-name="T6">жёлтые и красные</text:span><text:span text:style-name="T5"> яблоки.</text:span></text:p>
      <text:p text:style-name="P4"><text:span text:style-name="T3">Пример 2</text:span>: <text:span text:style-name="T5">Везде её встречали </text:span><text:span text:style-name="T6">весело</text:span><text:span text:style-name="T5"> и </text:span><text:span text:style-name="T6">дружелюбно</text:span>.</text:p>
      <text:p text:style-name="P4"><text:span text:style-name="T3">Пример 3</text:span>: Только <text:span text:style-name="T4">ты</text:span> да<text:span text:style-name="T4"> я</text:span> останемся жить в этом доме.</text:p>
      <text:p text:style-name="P4"><text:span text:style-name="T3">Пример 4</text:span>: Я приготовлю <text:span text:style-name="T4">рис</text:span> с овощами либо<text:span text:style-name="T4"> плов</text:span>.</text:p>
      <text:p text:style-name="P2"> </text:p>
      <text:h text:style-name="P13" text:outline-level="4">15.1.3 Последний ОЧ присоединён союзом И.</text:h>
      <text:p text:style-name="P4"><text:span text:style-name="T3">Общая схема</text:span>: О, О и О.</text:p>
      <text:p text:style-name="P9">Правило: Если по­след­ний однородный член при­со­еди­ня­ет­ся со­ю­зом и, то за­пя­тая перед ним не ставится.</text:p>
      <text:p text:style-name="P4"><text:span text:style-name="T3">Пример</text:span>: <text:span text:style-name="T5">На на­тюр­мор­те изоб­ра­же­ны </text:span><text:span text:style-name="T6">жёлтые, зелёные и красные</text:span><text:span text:style-name="T5"> яблоки.</text:span></text:p>
      <text:p text:style-name="P2"> </text:p>
      <text:h text:style-name="P13" text:outline-level="4">15.1.4. Од­но­род­ных чле­нов боль­ше двух и союз <text:span text:style-name="T5">И</text:span> по­вто­ря­ет­ся хотя бы дважды</text:h>
      <text:p text:style-name="P9">Правило: При раз­лич­ных ком­би­на­ци­ях со­юз­но­го (пункт 15.1.2) и бес­со­юз­но­го (пункт 15.1.1) со­че­та­ния од­но­род­ных чле­нов пред­ло­же­ния со­блю­да­ет­ся правило: если од­но­род­ных чле­нов боль­ше двух и союз <text:span text:style-name="T5">И</text:span> по­вто­ря­ет­ся хотя бы дважды, то за­пя­тая ста­вит­ся между всеми од­но­род­ны­ми членами</text:p>
      <text:p text:style-name="P4"><text:span text:style-name="T3">Общая схема</text:span>: О, и О, и О.</text:p>
      <text:p text:style-name="P4">или</text:p>
      <text:p text:style-name="P4"><text:span text:style-name="T3">Общая схема</text:span>: и О, и О, иО.</text:p>
      <text:p text:style-name="P2"> </text:p>
      <text:p text:style-name="P4"><text:span text:style-name="T3">Пример 1 </text:span>: <text:span text:style-name="T5">На на­тюр­мор­те изоб­ра­же­ны </text:span><text:span text:style-name="T6">жёлтые, и зелёные, и красные</text:span><text:span text:style-name="T5"> яблоки.</text:span></text:p>
      <text:p text:style-name="P4"><text:span text:style-name="T3">Пример 2</text:span>: <text:span text:style-name="T5">На на­тюр­мор­те изоб­ра­же­ны </text:span><text:span text:style-name="T6">и жёлтые, и зелёные, и красные</text:span><text:span text:style-name="T5"> яблоки.</text:span></text:p>
      <text:p text:style-name="P4"><text:span text:style-name="T3">Более сложные примеры</text:span>:</text:p>
      <text:p text:style-name="P4"><text:span text:style-name="T3">Пример 3</text:span>: <text:span text:style-name="T6">От дома, от деревьев, и от голубятни, и от галереи</text:span><text:span text:style-name="T5"> — от всего по­бе­жа­ли да­ле­ко длин­ные тени.</text:span></text:p>
      <text:p text:style-name="P11">Два союза и, четыре ОЧ. Запятая между ОЧ.</text:p>
      <text:p text:style-name="P4"><text:span text:style-name="T3">Пример 4</text:span>: <text:span text:style-name="T5">Было груст­но и в ве­сен­нем </text:span><text:span text:style-name="T6">воздухе</text:span><text:span text:style-name="T5">, и на тем­нев­шем </text:span><text:span text:style-name="T6">небе</text:span><text:span text:style-name="T5">, и</text:span><text:span text:style-name="T6"> в вагоне</text:span>. Три союза и, три ОЧ. Запятая между ОЧ.</text:p>
      <text:p text:style-name="P4"><text:span text:style-name="T3">Пример 5</text:span>: <text:span text:style-name="T6">Дома, и деревья, и тротуары</text:span><text:span text:style-name="T5"> были укры­ты снегом</text:span>. Два союза и, три ОЧ. Запятая между ОЧ.</text:p>
      <text:p text:style-name="P4"><text:span text:style-name="T8">Обратите внимание, после последнего ОЧ нет запятой</text:span>, ибо это не между ОЧ, а после него.</text:p>
      <text:p text:style-name="P10">Именно эта схема часто вос­при­ни­ма­ет­ся за оши­боч­ную и несуществующую, учтите это при выполнении задания.</text:p>
      <text:p text:style-name="P4"><text:span text:style-name="T8">Обратите внимание</text:span>: <text:span text:style-name="T3">данное правило работает лишь при условии, что союз И повторяется в одном ряду ОЧ, а не во всём предложении.</text:span></text:p>
      <text:p text:style-name="P11">Рассмотрим примеры.</text:p>
      <text:p text:style-name="P4"><text:span text:style-name="T3">Пример 1</text:span>: <text:span text:style-name="T5">По ве­че­рам за сто­лом </text:span><text:span text:style-name="T6">со­би­ра­лись</text:span><text:span text:style-name="T5"> </text:span><text:span text:style-name="T6">дети и взрос­лые</text:span><text:span text:style-name="T5"> и </text:span><text:span text:style-name="T6">чи­та­ли</text:span><text:span text:style-name="T5"> вслух.</text:span> Сколько рядов? Два: <text:span text:style-name="T5">дети и взрослые</text:span>; <text:span text:style-name="T5">собирались и читали</text:span>. <text:span text:style-name="T3">Союз и не повторяется в каждом ряду, он употреблён по одному разу. Поэтому запятые НЕ ставятся по правилу 15.1.2.</text:span></text:p>
      <text:p text:style-name="P11">Пример 2: <text:span text:style-name="T5">Ве­че­ром Вадим </text:span><text:span text:style-name="T6">ушёл</text:span><text:span text:style-name="T5"> в свою ком­на­ту и </text:span><text:span text:style-name="T6">сел</text:span><text:span text:style-name="T5"> </text:span><text:span text:style-name="T6">пе­ре­чи­ты­вать</text:span><text:span text:style-name="T5"> пись­мо и </text:span><text:span text:style-name="T6">пи­сать</text:span><text:span text:style-name="T5"> ответ.</text:span> Два ряда: ушёл и сел; сел (зачем? с какой целью?) перечитывать и писать.</text:p>
      <text:p text:style-name="P2"> </text:p>
      <text:h text:style-name="P13" text:outline-level="4">15.1.5 Однородные члены соединены союзом А, НО, ДА(=но)</text:h>
      <text:p text:style-name="P11">Схема: О, а/но/да О</text:p>
      <text:p text:style-name="P9">Правило: При на­ли­чии союза А, НО, ДА(=но) за­пя­тые ставятся.</text:p>
      <text:p text:style-name="P11">Пример 1: <text:span text:style-name="T5">Ученик пишет </text:span><text:span text:style-name="T6">быстро</text:span><text:span text:style-name="T5">, но </text:span><text:span text:style-name="T6">неаккуратно</text:span><text:span text:style-name="T5">.</text:span></text:p>
      <text:p text:style-name="P11">Пример 2: <text:span text:style-name="T5">Малыш уже </text:span><text:span text:style-name="T6">не хныкал</text:span><text:span text:style-name="T5">, а </text:span><text:span text:style-name="T6">плакал</text:span><text:span text:style-name="T5"> навзрыд.</text:span></text:p>
      <text:p text:style-name="P11">Пример 3: <text:span text:style-name="T6">Мал</text:span><text:span text:style-name="T5"> золотник, да </text:span><text:span text:style-name="T6">дорог</text:span><text:span text:style-name="T5">.</text:span></text:p>
      <text:p text:style-name="P2"><text:soft-page-break/> </text:p>
      <text:h text:style-name="P13" text:outline-level="4">15.1.6 При однородных членах повторяются союзы <text:span text:style-name="T3">НИ, НИ; НЕ ТО, НЕ ТО; ТО, ТО; ЛИБО, ЛИБО; ИЛИ, ИЛИ</text:span></text:h>
      <text:p text:style-name="P11">Схема: О, илиО, или О</text:p>
      <text:p text:style-name="P9">Правило: при двукратном по­вто­ре­нии дру­гих со­ю­зов (кроме И) ни, ни; не то, не то; то, то; либо, либо; или, или запятая ста­вит­ся всегда:</text:p>
      <text:p text:style-name="P11">Пример 1: <text:span text:style-name="T5">А ста­рик </text:span><text:span text:style-name="T6">расхаживал</text:span><text:span text:style-name="T5"> по ком­на­те и то вполголоса </text:span><text:span text:style-name="T6">напевал</text:span><text:span text:style-name="T5"> псалмы, то внушительно </text:span><text:span text:style-name="T6">поучал</text:span><text:span text:style-name="T5"> дочь.</text:span></text:p>
      <text:p text:style-name="P11">Обратите внимание, что в предложении имеются также од­но­род­ные об­сто­я­тель­ства и дополнения, но мы их не выделяем для более чёткой картины.</text:p>
      <text:p text:style-name="P4"><text:span text:style-name="T9">После сказуемого «расхаживал» за­пя­той нет! </text:span>Но если бы вместо союза И ТО, И ТО был бы просто И, запятых было целых три (по правилу 15.1.4)</text:p>
      <text:p text:style-name="P2"> </text:p>
      <text:h text:style-name="P13" text:outline-level="4">15.1.7. При однородных членах имеются двойные союзы.</text:h>
      <text:p text:style-name="P4"><text:span text:style-name="T11">Правило: При двой­ных со­ю­зах запятая ста­вит­ся перед вто­рой его частью.</text:span> <text:span text:style-name="T12">Это союзы как... так и; не только... но и; не столько... сколько; насколько... настолько; хотя и... но; если не... то; не то что... но; не то чтобы... а; не толь­ко не, а, скорее... </text:span>чем и другие.</text:p>
      <text:p text:style-name="P11">Примеры: <text:span text:style-name="T5">Я имею по­ру­че­ние </text:span><text:span text:style-name="T7">как </text:span><text:span text:style-name="T5">от </text:span><text:span text:style-name="T6">судьи</text:span><text:span text:style-name="T5">, </text:span><text:span text:style-name="T7">так</text:span><text:span text:style-name="T5"> равно </text:span><text:span text:style-name="T7">и</text:span><text:span text:style-name="T5"> от всех наших </text:span><text:span text:style-name="T6">знакомых</text:span><text:span text:style-name="T5">.</text:span></text:p>
      <text:p text:style-name="P12">Грин <text:span text:style-name="T4">был</text:span> <text:span text:style-name="T3">не только</text:span> ве­ли­ко­леп­ным <text:span text:style-name="T4">пейзажистом</text:span> и <text:span text:style-name="T4">мастером</text:span> сюжета, <text:span text:style-name="T3">но</text:span> был еще <text:span text:style-name="T3">и</text:span> очень тон­ким <text:span text:style-name="T4">психологом</text:span>.</text:p>
      <text:p text:style-name="P12">Мама <text:span text:style-name="T3">не то что</text:span> <text:span text:style-name="T4">сердилась</text:span>, <text:span text:style-name="T3">но</text:span> все-таки <text:span text:style-name="T4">была недовольна</text:span>.</text:p>
      <text:p text:style-name="P12">Туманы в Лон­до­не бы­ва­ют <text:span text:style-name="T3">если не</text:span> <text:span text:style-name="T4">каждый день</text:span>, <text:span text:style-name="T3">то</text:span> <text:span text:style-name="T4">через день</text:span> непременно.</text:p>
      <text:p text:style-name="P12">Он <text:span text:style-name="T4">был</text:span> <text:span text:style-name="T3">не столько</text:span> <text:span text:style-name="T4">расстроен</text:span>, <text:span text:style-name="T3">сколько</text:span> <text:span text:style-name="T4">удивлен</text:span> сло­жив­шей­ся ситуацией.</text:p>
      <text:p text:style-name="P11">Обратите внимание, что каждая часть двойного союза стоит ПЕРЕД ОЧ, что очень важно учитывать при вы­пол­не­нии за­да­ния 7 (тип «ошибка на од­но­род­ные члены») мы уже встре­ча­лись с этими союзами.</text:p>
      <text:p text:style-name="P2"> </text:p>
      <text:h text:style-name="P13" text:outline-level="4">15.1.8. Часто однородные члены соединяются попарно</text:h>
      <text:p text:style-name="P11">Общая схема: Схема: О и О , О и О</text:p>
      <text:p text:style-name="P9">Правило: При по­пар­ном объ­еди­не­нии вто­ро­сте­пен­ных чле­нов пред­ло­же­ния за­пя­тая ста­вит­ся между па­ра­ми (союз И дей­ству­ет локально, толь­ко внут­ри групп):</text:p>
      <text:p text:style-name="P11">Пример1: <text:span text:style-name="T5">Аллеи, за­са­жен­ные </text:span><text:span text:style-name="T6">сиренями</text:span><text:span text:style-name="T5"> и </text:span><text:span text:style-name="T6">липами</text:span><text:span text:style-name="T5">, </text:span><text:span text:style-name="T6">вязами</text:span><text:span text:style-name="T5"> и </text:span><text:span text:style-name="T6">тополями</text:span><text:span text:style-name="T5">, вели к де­ре­вян­ной эстраде</text:span>.</text:p>
      <text:p text:style-name="P11">Пример 2: <text:span text:style-name="T5">Песни были разные: </text:span><text:span text:style-name="T6">про радость</text:span><text:span text:style-name="T5"> и </text:span><text:span text:style-name="T6">горе</text:span><text:span text:style-name="T5">, </text:span><text:span text:style-name="T6">день прошедший</text:span><text:span text:style-name="T5"> и </text:span><text:span text:style-name="T6">день грядущий</text:span><text:span text:style-name="T5">.</text:span></text:p>
      <text:p text:style-name="P11">Пример 3: <text:span text:style-name="T6">Книги</text:span><text:span text:style-name="T5"> по гео­гра­фии и ту­рист­ские </text:span><text:span text:style-name="T6">справочники</text:span><text:span text:style-name="T5">, </text:span><text:span text:style-name="T6">друзья</text:span><text:span text:style-name="T5"> и слу­чай­ные </text:span><text:span text:style-name="T6">знакомые</text:span><text:span text:style-name="T5"> твер­ди­ли нам, что Ро­по­та­мо – один из самых кра­си­вых и диких угол­ков Болгарии.</text:span></text:p>
      <text:p text:style-name="P2"> </text:p>
      <text:h text:style-name="P13" text:outline-level="4">15.1.9.Не яв­ля­ют­ся однородными, по­это­му не вы­де­ля­ют­ся запятыми:</text:h>
      <text:p text:style-name="P9">Ряд повторов, име­ю­щих усилительный от­те­нок — это не од­но­род­ные члены.</text:p>
      <text:p text:style-name="P6">А снег шёл и шёл.</text:p>
      <text:p text:style-name="P9">Простые осложнённые ска­зу­е­мые также не яв­ля­ют­ся однородными</text:p>
      <text:p text:style-name="P6">Сказал так сказал, пойду проверю.</text:p>
      <text:p text:style-name="P9">Фразеологизмы с по­вто­ря­ю­щи­ми­ся союзами не яв­ля­ют­ся однородными чле­на­ми</text:p>
      <text:p text:style-name="P6">Ни то ни сё, ни рыба ни мясо; ни свет ни заря; ни день ни ночь</text:p>
      <text:p text:style-name="P11">Если в пред­ло­же­нии есть <text:span text:style-name="T11">не­од­но­род­ные определения</text:span>, ко­то­рые стоят перед по­яс­ня­е­мым словом и ха­рак­те­ри­зу­ют один пред­мет с раз­ных сторон, между ними нель­зя вставить союз и.</text:p>
      <text:p text:style-name="P6">Из глу­би­ны цветка не­ожи­дан­но поднялся сон­ный золотистый шмель.</text:p>
      <text:p text:style-name="P2"> </text:p>
      <text:h text:style-name="P13" text:outline-level="4">15.2. ЗНАКИ ПРЕ­ПИ­НА­НИЯ В СЛОЖНОСОЧИНЁННОМ ПРЕДЛОЖЕНИИ</text:h>
      <text:p text:style-name="P8">Сложносочиненными на­зы­ва­ют­ся сложные предложения, в ко­то­рых простые пред­ло­же­ния равноправны по смыс­лу и свя­за­ны сочинительными союзами. Части слож­но­со­чи­нен­но­го предложения не за­ви­сят друг от друга и со­став­ля­ют одно смыс­ло­вое целое.</text:p>
      <text:p text:style-name="P11">Пример: <text:span text:style-name="T5">Три раза </text:span><text:span text:style-name="T6">зи­мо­вал</text:span><text:span text:style-name="T5"> </text:span><text:span text:style-name="T6">он</text:span><text:span text:style-name="T5"> в Мир­ном, и каж­дый раз </text:span><text:span text:style-name="T6">воз­вра­ще­ние</text:span><text:span text:style-name="T5"> домой </text:span><text:span text:style-name="T6">ка­за­лось</text:span><text:span text:style-name="T5"> ему </text:span><text:span text:style-name="T6">пре­де­лом</text:span><text:span text:style-name="T5"> че­ло­ве­че­ско­го сча­стья.</text:span></text:p>
      <text:p text:style-name="P2"><text:soft-page-break/> </text:p>
      <text:p text:style-name="P11">В за­ви­си­мо­сти от вида со­чи­ни­тель­но­го союза, ко­то­рый связывает части предложения, все слож­но­со­чи­нен­ные предложения (ССП) де­лят­ся на три ос­нов­ных разряда:</text:p>
      <text:p text:style-name="P11">1) ССП с со­еди­ни­тель­ны­ми союзами (и; да в зна­че­нии и; ни ..., ни; тоже; также; не толь­ко ..., но и; как ..., так и);</text:p>
      <text:p text:style-name="P11">2) ССП с раз­де­ли­тель­ны­ми союзами (то ..., то; не то ..., не то; или; либо; то ли ..., то ли);</text:p>
      <text:p text:style-name="P11">3) ССП с про­ти­ви­тель­ны­ми союзами (а, но, да в зна­че­нии но, однако, зато, но зато, только, же).</text:p>
      <text:p text:style-name="P2"> </text:p>
      <text:h text:style-name="P13" text:outline-level="4">15.2.1 Основное правило постановки запятой в ССП.</text:h>
      <text:p text:style-name="P4"><text:span text:style-name="T11">Запятая между ча­стя­ми сложного пред­ло­же­ния ста­вит­ся по ос­нов­но­му правилу, то есть ВСЕГДА, за исключением осо­бых условиях</text:span>, ко­то­рые ограничивают дей­ствие этого правила. Об этих условиях сказано во второй части правила. В любом случае, чтобы определить, яв­ля­ет­ся ли пред­ло­же­ние сложным, не­об­хо­ди­мо найти его грам­ма­ти­че­ские основы. Что нужно учи­ты­вать при этом:</text:p>
      <text:p text:style-name="P2"> </text:p>
      <text:p text:style-name="P11">а) Далеко не все­гда каждое про­стое предложение может иметь и подлежащее, и сказуемое. Так, ча­стот­ны предложения с одной <text:span text:style-name="T12">без­лич­ной частью</text:span>, со ска­зу­е­мым в <text:span text:style-name="T12">неопределённо-личном предложении</text:span>. Например: <text:span text:style-name="T5">Много труда </text:span><text:span text:style-name="T6">предстоит</text:span><text:span text:style-name="T5"> ему, и </text:span><text:span text:style-name="T6">он</text:span><text:span text:style-name="T5"> это </text:span><text:span text:style-name="T6">знал</text:span><text:span text:style-name="T5">.</text:span></text:p>
      <text:p text:style-name="P11">Схема: [<text:span text:style-name="T4">предстоит</text:span>], и [<text:span text:style-name="T4">он</text:span> <text:span text:style-name="T4">знал</text:span> ].</text:p>
      <text:p text:style-name="P6">В дверь позвонили, и <text:span text:style-name="T4">никто не сдвинулся</text:span> с места.</text:p>
      <text:p text:style-name="P11">Схема: [<text:span text:style-name="T4">позвонили</text:span>], и [<text:span text:style-name="T4">никто</text:span> <text:span text:style-name="T4">не сдвинулся</text:span> ].</text:p>
      <text:p text:style-name="P2"> </text:p>
      <text:p text:style-name="P11">б) Подлежащее может быть вы­ра­же­но местоимениями, как личными, так и дру­гих разрядов: <text:span text:style-name="T6">Я</text:span><text:span text:style-name="T5"> вдруг </text:span><text:span text:style-name="T6">услышал</text:span><text:span text:style-name="T5"> до боли зна­ко­мый голос, и </text:span><text:span text:style-name="T6">это</text:span><text:span text:style-name="T5"> </text:span><text:span text:style-name="T6">вернуло </text:span><text:span text:style-name="T5">меня к жизни.</text:span></text:p>
      <text:p text:style-name="P11">Схема: [Я услы­шал ], и [это вер­ну­ло ]. Не те­ряй­те местоимения в роли подлежащего, если оно дуб­ли­ру­ет подлежащее из пер­вой части! Это два предложения, у каж­до­го своя основа, например: <text:span text:style-name="T6">Художник</text:span><text:span text:style-name="T5"> </text:span><text:span text:style-name="T6">был</text:span><text:span text:style-name="T5"> хо­ро­шо </text:span><text:span text:style-name="T6">знаком</text:span><text:span text:style-name="T5"> со всеми гостями, и </text:span><text:span text:style-name="T6">он</text:span><text:span text:style-name="T5"> не­мно­го </text:span><text:span text:style-name="T6">удивился</text:span><text:span text:style-name="T5">, уви­дев незнакомое ему лицо.</text:span></text:p>
      <text:p text:style-name="P11">Схема: [Художник был знаком], и [он уди­вил­ся ]. Срав­ним с ана­ло­гич­ной конструкцией в про­стом предложении: <text:span text:style-name="T6">Художник</text:span><text:span text:style-name="T5"> </text:span><text:span text:style-name="T6">был</text:span><text:span text:style-name="T5"> хо­ро­шо </text:span><text:span text:style-name="T6">знаком</text:span><text:span text:style-name="T5"> со всеми го­стя­ми и не­мно­го </text:span><text:span text:style-name="T6">удивился</text:span><text:span text:style-name="T5">, уви­дев незнакомое ему лицо.</text:span> [ОСказ и ОСказ].</text:p>
      <text:p text:style-name="P2"> </text:p>
      <text:p text:style-name="P11">в) Поскольку слож­ное предложение со­сто­ит из двух простых, то впол­не вероятно, что каж­дое из них может иметь од­но­род­ные члены в своём составе. За­пя­тые ставятся и по пра­ви­лу однородных членов, и по пра­ви­лу сложносочинённого предложения. Например: <text:span text:style-name="T6">Листьябагряные, золотые</text:span><text:span text:style-name="T5"> </text:span><text:span text:style-name="T6">падали</text:span><text:span text:style-name="T5"> тихо на землю, и </text:span><text:span text:style-name="T6">ветер</text:span><text:span text:style-name="T5"> </text:span><text:span text:style-name="T6">кружил</text:span><text:span text:style-name="T5"> их в воз­ду­хе и </text:span><text:span text:style-name="T6">подбрасывал</text:span><text:span text:style-name="T5">.</text:span> Схема пред­ло­же­ния : [Листья падали], и [ветер ОСказ и ОСказ ].</text:p>
      <text:p text:style-name="P2"> </text:p>
      <text:h text:style-name="P13" text:outline-level="4">15.2.2 Особые условия постановки знаков в сложносочинённом предложении</text:h>
      <text:p text:style-name="P11">В школьном курсе русского языка единственным условием, при котором между частями сложного предложения не ставится запятая, есть наличие <text:span text:style-name="T12">общего второстепенного члена</text:span>.</text:p>
      <text:p text:style-name="P11">Самое слож­ное для уча­щих­ся —это понять, есть ли<text:span text:style-name="T10"> </text:span><text:span text:style-name="T12">общий вто­ро­сте­пен­ный член предложения</text:span>, ко­то­рый даст право не ста­вить запятую между частями, или его нет. Общий— значит, от­но­ся­щий­ся одновременно и к пер­вой части, и ко второй. <text:span text:style-name="T11">Если общий член есть —запятая между ча­стя­ми ССП не ставится</text:span>. Если он есть, то во вто­рой части <text:span text:style-name="T4">не может быть ана­ло­гич­но­го второстепенного члена</text:span>, он толь­ко один, стоит в самом на­ча­ле предложения. Рас­смот­рим простые случаи:</text:p>
      <text:p text:style-name="P4"><text:span text:style-name="T3">Пример 1</text:span>: <text:span text:style-name="T6">Через год</text:span><text:span text:style-name="T5"> </text:span><text:span text:style-name="T6">дочка</text:span><text:span text:style-name="T5"> </text:span><text:span text:style-name="T6">пошла</text:span><text:span text:style-name="T5"> в школу и </text:span><text:span text:style-name="T6">мама</text:span><text:span text:style-name="T5"> </text:span><text:span text:style-name="T6">смогла</text:span><text:span text:style-name="T5"> выйти на работу</text:span>.</text:p>
      <text:p text:style-name="P11">Оба про­стых предложения в рав­ной мере могут пре­тен­до­вать на об­сто­я­тель­ство времени «через год». Что случилось <text:span text:style-name="T3">через год</text:span>? Дочка пошла в школу. Мама смогла выйти на работу.</text:p>
      <text:p text:style-name="P11">Пе­ре­ста­нов­ка общего члена в конец пред­ло­же­ния меняет смысл: <text:span text:style-name="T5">Дочка пошла в школу, и мама смог­ла выйти на ра­бо­ту </text:span><text:span text:style-name="T6">через год</text:span><text:span text:style-name="T5">.</text:span> И теперь этот второстепенный член уже не общий, а относится лишь ко второму простому предложению. По­это­му для нас так важно во-первых, место об­ще­го члена, <text:span text:style-name="T7">только на­ча­ло предложения</text:span>, а во вторых, общий смысл предложения.</text:p>
      <text:p text:style-name="P4"><text:soft-page-break/><text:span text:style-name="T3">Пример 2</text:span>: <text:span text:style-name="T6">К вечеру</text:span><text:span text:style-name="T5"> </text:span><text:span text:style-name="T6">ветер</text:span><text:span text:style-name="T5"> </text:span><text:span text:style-name="T6">утих</text:span><text:span text:style-name="T5"> и </text:span><text:span text:style-name="T6">начало подмораживать</text:span><text:span text:style-name="T5">.</text:span> Что произошло <text:span text:style-name="T3">к вечеру</text:span>? <text:span text:style-name="T5">Ветер утих. Начало подмораживать.</text:span></text:p>
      <text:p text:style-name="P2"> </text:p>
      <text:p text:style-name="P11">Теперь <text:span text:style-name="T3">более слож­ный пример 1</text:span>: <text:span text:style-name="T6">На окра­и­не города </text:span><text:span text:style-name="T5">снег уже начал подтаивать, и </text:span><text:span text:style-name="T6">здесь</text:span><text:span text:style-name="T5"> уже была впол­не весенняя картина</text:span>. В пред­ло­же­нии два обстоятельства, у каж­до­го простого— своё. Имен­но поэтому <text:span text:style-name="T3">за­пя­тая поставлена</text:span>. Общего второстепенного члена нет. Таким образом, на­ли­чие второго вто­ро­сте­пен­но­го члена та­ко­го же типа (места, времени, цели) во вто­ром предложении даёт право по­ста­вить запятую.</text:p>
      <text:p text:style-name="P4"><text:span text:style-name="T3">Пример 2</text:span>: <text:span text:style-name="T4">К ночи</text:span> <text:span text:style-name="T4">температура</text:span> у мамы <text:span text:style-name="T4">поднялась</text:span> ещё больше, и <text:span text:style-name="T4">мы</text:span> <text:span text:style-name="T4">не спали</text:span> всю ночь. Нет оснований относить обстоятельство «к ночи» ко второй части сложного предложения, поэтому <text:span text:style-name="T3">запятая ставится</text:span>.</text:p>
      <text:p text:style-name="P11">Необходимо отметить, что бы­ва­ют и дру­гие случаи, при ко­то­рых запятая не ста­вит­ся между ча­стя­ми сложносочинённого предложения. К ним от­но­сит­ся наличие об­ще­го вводного слова, общей при­да­точ­ной части, а также двух пред­ло­же­ний неопределённо-личных, безличных одинаковых по структуре, восклицательных. Но эти слу­чаи не вклю­ча­лись в за­да­ния ЕГЭ, и в по­со­би­ях они не представлены и в школьном курсе не изучаются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tantia" svg:font-family="Constantia, 'lucida bright', 'dejavu serif', Georgia, serif"/>
    <style:font-face style:name="Lohit Devanagari1" svg:font-family="'Lohit Devanagari'"/>
    <style:font-face style:name="Verdana" svg:font-family="Verdana, Geneva, sans-serif"/>
    <style:font-face style:name="gill sans" svg:font-family="'gill sans', 'gill sans mt', 'myriad pro', 'dejavu sans condensed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8:24:02.420669123</meta:creation-date>
    <dc:date>2018-03-10T18:25:24.607576369</dc:date>
    <meta:editing-duration>PT1M23S</meta:editing-duration>
    <meta:editing-cycles>1</meta:editing-cycles>
    <meta:document-statistic meta:table-count="0" meta:image-count="1" meta:object-count="0" meta:page-count="5" meta:paragraph-count="141" meta:word-count="1995" meta:character-count="13686" meta:non-whitespace-character-count="11779"/>
    <meta:generator>LibreOffice/5.1.6.2$Linux_X86_64 LibreOffice_project/10m0$Build-2</meta:generator>
  </office:meta>
</office:document-meta>
</file>